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af3d03"/>
    </style:style>
    <style:style style:name="P31" style:family="paragraph" style:parent-style-name="hlp_5f_paragraph">
      <style:text-properties officeooo:paragraph-rsid="00b711e2"/>
    </style:style>
    <style:style style:name="P32" style:family="paragraph" style:parent-style-name="Text_20_body">
      <style:paragraph-properties fo:margin-top="0.0783in" fo:margin-bottom="0.0827in" loext:contextual-spacing="false"/>
    </style:style>
    <style:style style:name="P33" style:family="paragraph" style:parent-style-name="Text_20_body">
      <style:paragraph-properties fo:margin-top="0in" fo:margin-bottom="0.3937in" loext:contextual-spacing="false" fo:text-align="center" style:justify-single-word="false"/>
    </style:style>
    <style:style style:name="P34" style:family="paragraph" style:parent-style-name="TitreDoc">
      <style:text-properties fo:font-weight="bold" style:font-weight-asian="bold" style:font-weight-complex="bold"/>
    </style:style>
    <style:style style:name="P35" style:family="paragraph" style:parent-style-name="Corps_20_de_20_texte.Paragraph">
      <style:text-properties fo:font-weight="bold" style:font-weight-asian="bold" style:font-weight-complex="bold"/>
    </style:style>
    <style:style style:name="P36" style:family="paragraph" style:parent-style-name="Frame_20_contents">
      <style:text-properties fo:font-weight="bold" style:font-weight-asian="bold" style:font-weight-complex="bold"/>
    </style:style>
    <style:style style:name="P37" style:family="paragraph" style:parent-style-name="Frame_20_contents">
      <style:paragraph-properties>
        <style:tab-stops/>
      </style:paragraph-properties>
    </style:style>
    <style:style style:name="P38" style:family="paragraph" style:parent-style-name="Contents_20_1">
      <style:paragraph-properties>
        <style:tab-stops>
          <style:tab-stop style:position="7.2402in" style:type="right" style:leader-style="dotted" style:leader-text="."/>
        </style:tab-stops>
      </style:paragraph-properties>
    </style:style>
    <style:style style:name="P39" style:family="paragraph" style:parent-style-name="Contents_20_2">
      <style:paragraph-properties>
        <style:tab-stops>
          <style:tab-stop style:position="7.0437in" style:type="right" style:leader-style="dotted" style:leader-text="."/>
        </style:tab-stops>
      </style:paragraph-properties>
    </style:style>
    <style:style style:name="P40" style:family="paragraph" style:parent-style-name="Contents_20_3">
      <style:paragraph-properties>
        <style:tab-stops>
          <style:tab-stop style:position="6.8472in" style:type="right" style:leader-style="dotted" style:leader-text="."/>
        </style:tab-stops>
      </style:paragraph-properties>
    </style:style>
    <style:style style:name="P41" style:family="paragraph" style:parent-style-name="Standard" style:list-style-name="L25"/>
    <style:style style:name="P42" style:family="paragraph" style:parent-style-name="Standard" style:list-style-name="L33"/>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2" style:master-page-name="">
      <style:paragraph-properties style:page-number="auto" fo:break-before="page"/>
    </style:style>
    <style:style style:name="P47"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0.4925in" fo:margin-right="0in" fo:text-indent="0in" style:auto-text-indent="false"/>
    </style:style>
    <style:style style:name="P82" style:family="paragraph" style:parent-style-name="Text_20_body" style:list-style-name="L27">
      <style:paragraph-properties fo:margin-left="0.4925in" fo:margin-right="0in" fo:text-indent="0in" style:auto-text-indent="false"/>
    </style:style>
    <style:style style:name="P83" style:family="paragraph" style:parent-style-name="Text_20_body" style:list-style-name="L33">
      <style:paragraph-properties fo:margin-left="0.8681in" fo:margin-right="0in" fo:text-indent="0in" style:auto-text-indent="false"/>
    </style:style>
    <style:style style:name="P84" style:family="paragraph" style:parent-style-name="Heading_20_3" style:master-page-name="">
      <style:paragraph-properties style:page-number="auto" fo:break-before="page"/>
    </style:style>
    <style:style style:name="P85" style:family="paragraph" style:parent-style-name="Corps_20_de_20_texte.Paragraph" style:list-style-name="L22">
      <style:paragraph-properties fo:margin-left="0.4925in" fo:margin-right="0in" fo:text-indent="0in" style:auto-text-indent="false"/>
    </style:style>
    <style:style style:name="P86" style:family="paragraph" style:parent-style-name="hlp_5f_tag">
      <style:text-properties officeooo:rsid="00b711e2" officeooo:paragraph-rsid="00b711e2"/>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8" style:family="paragraph">
      <style:paragraph-properties fo:text-align="start"/>
      <style:text-properties style:text-line-through-style="none" style:text-line-through-type="none" style:font-name="Arial4" fo:font-size="10pt" fo:font-style="normal" style:text-underline-style="none" fo:font-weight="normal"/>
    </style:style>
    <style:style style:name="P89" style:family="paragraph">
      <style:paragraph-properties fo:text-align="center"/>
      <style:text-properties style:text-line-through-style="none" style:text-line-through-type="none" style:font-name="Arial4" fo:font-size="11pt" fo:font-style="normal" style:text-underline-style="none" fo:font-weight="normal"/>
    </style:style>
    <style:style style:name="P90"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b37bd0"/>
    </style:style>
    <style:style style:name="T23" style:family="text">
      <style:text-properties officeooo:rsid="00c768e1"/>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22/07/2018 12:34:20&#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07/06/2018 13:29:4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3"/>
      <text:p text:style-name="P34">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9">1.1 Prerequisites<text:tab/><text:a xlink:type="simple" xlink:href="#__RefHeading__78012_325084090" text:style-name="Internet_20_link" text:visited-style-name="Visited_20_Internet_20_Link">3</text:a></text:p>
          <text:p text:style-name="P39">1.2 What is this document ?<text:tab/><text:a xlink:type="simple" xlink:href="#__RefHeading__78014_325084090" text:style-name="Internet_20_link" text:visited-style-name="Visited_20_Internet_20_Link">3</text:a></text:p>
          <text:p text:style-name="P39">1.3 What kind of extensions may I create?<text:tab/><text:a xlink:type="simple" xlink:href="#__RefHeading__78016_325084090" text:style-name="Internet_20_link" text:visited-style-name="Visited_20_Internet_20_Link">3</text:a></text:p>
          <text:p text:style-name="P39">1.4 References<text:tab/><text:a xlink:type="simple" xlink:href="#__RefHeading__78018_325084090" text:style-name="Internet_20_link" text:visited-style-name="Visited_20_Internet_20_Link">4</text:a></text:p>
          <text:p text:style-name="P39">1.5 Document changes<text:tab/><text:a xlink:type="simple" xlink:href="#__RefHeading__78020_325084090" text:style-name="Internet_20_link" text:visited-style-name="Visited_20_Internet_20_Link">5</text:a></text:p>
          <text:p text:style-name="P39">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9">2.1 Overview<text:tab/><text:a xlink:type="simple" xlink:href="#__RefHeading__9926_1626668240" text:style-name="Internet_20_link" text:visited-style-name="Visited_20_Internet_20_Link">7</text:a></text:p>
          <text:p text:style-name="P39">2.2 Extension variants<text:tab/><text:a xlink:type="simple" xlink:href="#__RefHeading__9928_1626668240" text:style-name="Internet_20_link" text:visited-style-name="Visited_20_Internet_20_Link">7</text:a></text:p>
          <text:p text:style-name="P39">2.3 Compile ! <text:s/><text:tab/><text:a xlink:type="simple" xlink:href="#__RefHeading__9930_1626668240" text:style-name="Internet_20_link" text:visited-style-name="Visited_20_Internet_20_Link">8</text:a></text:p>
          <text:p text:style-name="P40">2.3.1 OpenOffice.org or compatible<text:tab/><text:a xlink:type="simple" xlink:href="#__RefHeading__8508_1806633557" text:style-name="Internet_20_link" text:visited-style-name="Visited_20_Internet_20_Link">8</text:a></text:p>
          <text:p text:style-name="P40">2.3.2 Apache OpenOffice only<text:tab/><text:a xlink:type="simple" xlink:href="#__RefHeading__8510_1806633557" text:style-name="Internet_20_link" text:visited-style-name="Visited_20_Internet_20_Link">9</text:a></text:p>
          <text:p text:style-name="P40">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9">3.1 Overview of the program<text:tab/><text:a xlink:type="simple" xlink:href="#__RefHeading__78028_325084090" text:style-name="Internet_20_link" text:visited-style-name="Visited_20_Internet_20_Link">11</text:a></text:p>
          <text:p text:style-name="P39">3.2 Phase : Description<text:tab/><text:a xlink:type="simple" xlink:href="#__RefHeading__78030_325084090" text:style-name="Internet_20_link" text:visited-style-name="Visited_20_Internet_20_Link">11</text:a></text:p>
          <text:p text:style-name="P39">3.3 Phase : Annexes<text:tab/><text:a xlink:type="simple" xlink:href="#__RefHeading__78032_325084090" text:style-name="Internet_20_link" text:visited-style-name="Visited_20_Internet_20_Link">11</text:a></text:p>
          <text:p text:style-name="P39">3.4 Phase : AddonUI<text:tab/><text:a xlink:type="simple" xlink:href="#__RefHeading__78034_325084090" text:style-name="Internet_20_link" text:visited-style-name="Visited_20_Internet_20_Link">12</text:a></text:p>
          <text:p text:style-name="P40">3.4.1 Sequence : Command<text:tab/><text:a xlink:type="simple" xlink:href="#__RefHeading__78036_325084090" text:style-name="Internet_20_link" text:visited-style-name="Visited_20_Internet_20_Link">12</text:a></text:p>
          <text:p text:style-name="P40">3.4.2 Sequence : ButtonsList<text:tab/><text:a xlink:type="simple" xlink:href="#__RefHeading__78038_325084090" text:style-name="Internet_20_link" text:visited-style-name="Visited_20_Internet_20_Link">12</text:a></text:p>
          <text:p text:style-name="P40">3.4.3 Sequence : Menu<text:tab/><text:a xlink:type="simple" xlink:href="#__RefHeading__78040_325084090" text:style-name="Internet_20_link" text:visited-style-name="Visited_20_Internet_20_Link">12</text:a></text:p>
          <text:p text:style-name="P40">3.4.4 Sequence : MenuItems<text:tab/><text:a xlink:type="simple" xlink:href="#__RefHeading__78042_325084090" text:style-name="Internet_20_link" text:visited-style-name="Visited_20_Internet_20_Link">12</text:a></text:p>
          <text:p text:style-name="P39">3.5 Application context<text:tab/><text:a xlink:type="simple" xlink:href="#__RefHeading__78044_325084090" text:style-name="Internet_20_link" text:visited-style-name="Visited_20_Internet_20_Link">13</text:a></text:p>
          <text:p text:style-name="P40">3.5.1 List of application contexts<text:tab/><text:a xlink:type="simple" xlink:href="#__RefHeading__8579_120917933" text:style-name="Internet_20_link" text:visited-style-name="Visited_20_Internet_20_Link">13</text:a></text:p>
          <text:p text:style-name="P40">3.5.2 Contexts in a hierarchical menu<text:tab/><text:a xlink:type="simple" xlink:href="#__RefHeading__8581_120917933" text:style-name="Internet_20_link" text:visited-style-name="Visited_20_Internet_20_Link">14</text:a></text:p>
          <text:p text:style-name="P39">3.6 Block instructions ( beginXxxx / endXxxx )<text:tab/><text:a xlink:type="simple" xlink:href="#__RefHeading__78046_325084090" text:style-name="Internet_20_link" text:visited-style-name="Visited_20_Internet_20_Link">14</text:a></text:p>
          <text:p text:style-name="P40">3.6.1 AddonMenu<text:tab/><text:a xlink:type="simple" xlink:href="#__RefHeading__78048_325084090" text:style-name="Internet_20_link" text:visited-style-name="Visited_20_Internet_20_Link">14</text:a></text:p>
          <text:p text:style-name="P40">3.6.2 AddonUI<text:tab/><text:a xlink:type="simple" xlink:href="#__RefHeading__78050_325084090" text:style-name="Internet_20_link" text:visited-style-name="Visited_20_Internet_20_Link">14</text:a></text:p>
          <text:p text:style-name="P40">3.6.3 Annexes<text:tab/><text:a xlink:type="simple" xlink:href="#__RefHeading__78052_325084090" text:style-name="Internet_20_link" text:visited-style-name="Visited_20_Internet_20_Link">14</text:a></text:p>
          <text:p text:style-name="P40">3.6.4 Button<text:tab/><text:a xlink:type="simple" xlink:href="#__RefHeading__78054_325084090" text:style-name="Internet_20_link" text:visited-style-name="Visited_20_Internet_20_Link">15</text:a></text:p>
          <text:p text:style-name="P40">3.6.5 Command<text:tab/><text:a xlink:type="simple" xlink:href="#__RefHeading__78056_325084090" text:style-name="Internet_20_link" text:visited-style-name="Visited_20_Internet_20_Link">15</text:a></text:p>
          <text:p text:style-name="P40">3.6.6 Description<text:tab/><text:a xlink:type="simple" xlink:href="#__RefHeading__78060_325084090" text:style-name="Internet_20_link" text:visited-style-name="Visited_20_Internet_20_Link">15</text:a></text:p>
          <text:p text:style-name="P40">3.6.7 Image<text:tab/><text:a xlink:type="simple" xlink:href="#__RefHeading__78062_325084090" text:style-name="Internet_20_link" text:visited-style-name="Visited_20_Internet_20_Link">15</text:a></text:p>
          <text:p text:style-name="P40">3.6.8 Menu<text:tab/><text:a xlink:type="simple" xlink:href="#__RefHeading__78064_325084090" text:style-name="Internet_20_link" text:visited-style-name="Visited_20_Internet_20_Link">15</text:a></text:p>
          <text:p text:style-name="P40">3.6.9 MenuItems<text:tab/><text:a xlink:type="simple" xlink:href="#__RefHeading__78066_325084090" text:style-name="Internet_20_link" text:visited-style-name="Visited_20_Internet_20_Link">15</text:a></text:p>
          <text:p text:style-name="P40">3.6.10 MergeInstruction<text:tab/><text:a xlink:type="simple" xlink:href="#__RefHeading__78068_325084090" text:style-name="Internet_20_link" text:visited-style-name="Visited_20_Internet_20_Link">15</text:a></text:p>
          <text:p text:style-name="P40">3.6.11 MergeItems<text:tab/><text:a xlink:type="simple" xlink:href="#__RefHeading__78070_325084090" text:style-name="Internet_20_link" text:visited-style-name="Visited_20_Internet_20_Link">16</text:a></text:p>
          <text:p text:style-name="P40">3.6.12 OfficeHelp<text:tab/><text:a xlink:type="simple" xlink:href="#__RefHeading__78072_325084090" text:style-name="Internet_20_link" text:visited-style-name="Visited_20_Internet_20_Link">16</text:a></text:p>
          <text:p text:style-name="P40">3.6.13 OfficeImages<text:tab/><text:a xlink:type="simple" xlink:href="#__RefHeading__78074_325084090" text:style-name="Internet_20_link" text:visited-style-name="Visited_20_Internet_20_Link">16</text:a></text:p>
          <text:p text:style-name="P40">3.6.14 OfficeMenuBar<text:tab/><text:a xlink:type="simple" xlink:href="#__RefHeading__78076_325084090" text:style-name="Internet_20_link" text:visited-style-name="Visited_20_Internet_20_Link">17</text:a></text:p>
          <text:p text:style-name="P40">3.6.15 OfficeMenuBarMerging<text:tab/><text:a xlink:type="simple" xlink:href="#__RefHeading__78078_325084090" text:style-name="Internet_20_link" text:visited-style-name="Visited_20_Internet_20_Link">17</text:a></text:p>
          <text:p text:style-name="P40">3.6.16 OfficeToolbar<text:tab/><text:a xlink:type="simple" xlink:href="#__RefHeading__78080_325084090" text:style-name="Internet_20_link" text:visited-style-name="Visited_20_Internet_20_Link">17</text:a></text:p>
          <text:p text:style-name="P40">3.6.17 OfficeToolbarMerging<text:tab/><text:a xlink:type="simple" xlink:href="#__RefHeading__78082_325084090" text:style-name="Internet_20_link" text:visited-style-name="Visited_20_Internet_20_Link">18</text:a></text:p>
          <text:p text:style-name="P40">3.6.18 TbTitles<text:tab/><text:a xlink:type="simple" xlink:href="#__RefHeading__78084_325084090" text:style-name="Internet_20_link" text:visited-style-name="Visited_20_Internet_20_Link">19</text:a></text:p>
          <text:p text:style-name="P40">3.6.19 Titles<text:tab/><text:a xlink:type="simple" xlink:href="#__RefHeading__78086_325084090" text:style-name="Internet_20_link" text:visited-style-name="Visited_20_Internet_20_Link">19</text:a></text:p>
          <text:p text:style-name="P40">3.6.20 UpdateInformation<text:tab/><text:a xlink:type="simple" xlink:href="#__RefHeading__35363393" text:style-name="Internet_20_link" text:visited-style-name="Visited_20_Internet_20_Link">20</text:a></text:p>
          <text:p text:style-name="P39">3.7 Simple instructions<text:tab/><text:a xlink:type="simple" xlink:href="#__RefHeading__78088_325084090" text:style-name="Internet_20_link" text:visited-style-name="Visited_20_Internet_20_Link">23</text:a></text:p>
          <text:p text:style-name="P40">3.7.1 addConfiguration<text:tab/><text:a xlink:type="simple" xlink:href="#__RefHeading__78090_325084090" text:style-name="Internet_20_link" text:visited-style-name="Visited_20_Internet_20_Link">23</text:a></text:p>
          <text:p text:style-name="P40">3.7.2 addSeparator<text:tab/><text:a xlink:type="simple" xlink:href="#__RefHeading__78092_325084090" text:style-name="Internet_20_link" text:visited-style-name="Visited_20_Internet_20_Link">23</text:a></text:p>
          <text:p text:style-name="P40">3.7.3 setButtonType<text:tab/><text:a xlink:type="simple" xlink:href="#__RefHeading__78094_325084090" text:style-name="Internet_20_link" text:visited-style-name="Visited_20_Internet_20_Link">23</text:a></text:p>
          <text:p text:style-name="P40">3.7.4 setDisplayName<text:tab/><text:a xlink:type="simple" xlink:href="#__RefHeading__78096_325084090" text:style-name="Internet_20_link" text:visited-style-name="Visited_20_Internet_20_Link">23</text:a></text:p>
          <text:p text:style-name="P40">3.7.5 setExtensionDescription<text:tab/><text:a xlink:type="simple" xlink:href="#__RefHeading__78098_325084090" text:style-name="Internet_20_link" text:visited-style-name="Visited_20_Internet_20_Link">23</text:a></text:p>
          <text:p text:style-name="P40">3.7.6 setHelp<text:tab/><text:a xlink:type="simple" xlink:href="#__RefHeading__78100_325084090" text:style-name="Internet_20_link" text:visited-style-name="Visited_20_Internet_20_Link">24</text:a></text:p>
          <text:p text:style-name="P40">3.7.7 setIcon<text:tab/><text:a xlink:type="simple" xlink:href="#__RefHeading__78102_325084090" text:style-name="Internet_20_link" text:visited-style-name="Visited_20_Internet_20_Link">24</text:a></text:p>
          <text:p text:style-name="P40">3.7.8 setImage<text:tab/><text:a xlink:type="simple" xlink:href="#__RefHeading__78104_325084090" text:style-name="Internet_20_link" text:visited-style-name="Visited_20_Internet_20_Link">24</text:a></text:p>
          <text:p text:style-name="P40">3.7.9 setLicense<text:tab/><text:a xlink:type="simple" xlink:href="#__RefHeading__78106_325084090" text:style-name="Internet_20_link" text:visited-style-name="Visited_20_Internet_20_Link">25</text:a></text:p>
          <text:p text:style-name="P40">3.7.10 setMergePoint<text:tab/><text:a xlink:type="simple" xlink:href="#__RefHeading__78108_325084090" text:style-name="Internet_20_link" text:visited-style-name="Visited_20_Internet_20_Link">25</text:a></text:p>
          <text:p text:style-name="P40">3.7.11 setPlatform<text:tab/><text:a xlink:type="simple" xlink:href="#__RefHeading__78112_325084090" text:style-name="Internet_20_link" text:visited-style-name="Visited_20_Internet_20_Link">26</text:a></text:p>
          <text:p text:style-name="P40">3.7.12 setProperty<text:tab/><text:a xlink:type="simple" xlink:href="#__RefHeading__78114_325084090" text:style-name="Internet_20_link" text:visited-style-name="Visited_20_Internet_20_Link">26</text:a></text:p>
          <text:p text:style-name="P40">3.7.13 setPublisherName<text:tab/><text:a xlink:type="simple" xlink:href="#__RefHeading__78116_325084090" text:style-name="Internet_20_link" text:visited-style-name="Visited_20_Internet_20_Link">27</text:a></text:p>
          <text:p text:style-name="P40">3.7.14 setReleaseNotes<text:tab/><text:a xlink:type="simple" xlink:href="#__RefHeading__78118_325084090" text:style-name="Internet_20_link" text:visited-style-name="Visited_20_Internet_20_Link">27</text:a></text:p>
          <text:p text:style-name="P40">3.7.15 setTarget<text:tab/><text:a xlink:type="simple" xlink:href="#__RefHeading__78120_325084090" text:style-name="Internet_20_link" text:visited-style-name="Visited_20_Internet_20_Link">27</text:a></text:p>
          <text:p text:style-name="P40">3.7.16 setTitle<text:tab/><text:a xlink:type="simple" xlink:href="#__RefHeading__78122_325084090" text:style-name="Internet_20_link" text:visited-style-name="Visited_20_Internet_20_Link">27</text:a></text:p>
          <text:p text:style-name="P40">3.7.17 setTooltip<text:tab/><text:a xlink:type="simple" xlink:href="#__RefHeading__25056_1418797575" text:style-name="Internet_20_link" text:visited-style-name="Visited_20_Internet_20_Link">28</text:a></text:p>
          <text:p text:style-name="P40">3.7.18 setUpdateSource<text:tab/><text:a xlink:type="simple" xlink:href="#__RefHeading__78126_325084090" text:style-name="Internet_20_link" text:visited-style-name="Visited_20_Internet_20_Link">28</text:a></text:p>
          <text:p text:style-name="P40">3.7.19 setURL<text:tab/><text:a xlink:type="simple" xlink:href="#__RefHeading__78128_325084090" text:style-name="Internet_20_link" text:visited-style-name="Visited_20_Internet_20_Link">29</text:a></text:p>
          <text:p text:style-name="P40">3.7.20 useComponent<text:tab/><text:a xlink:type="simple" xlink:href="#__RefHeading__78130_325084090" text:style-name="Internet_20_link" text:visited-style-name="Visited_20_Internet_20_Link">30</text:a></text:p>
          <text:p text:style-name="P40">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9">5.1 Documentation<text:tab/><text:a xlink:type="simple" xlink:href="#__RefHeading__78138_325084090" text:style-name="Internet_20_link" text:visited-style-name="Visited_20_Internet_20_Link">32</text:a></text:p>
          <text:p text:style-name="P39">5.2 Macro libraries<text:tab/><text:a xlink:type="simple" xlink:href="#__RefHeading__78140_325084090" text:style-name="Internet_20_link" text:visited-style-name="Visited_20_Internet_20_Link">32</text:a></text:p>
          <text:p text:style-name="P38">6 Data used by extension ExtensionCompiler<text:tab/><text:a xlink:type="simple" xlink:href="#__RefHeading__78142_325084090" text:style-name="Internet_20_link" text:visited-style-name="Visited_20_Internet_20_Link">33</text:a></text:p>
          <text:p text:style-name="P39">6.1 Localized tooltip text<text:tab/><text:a xlink:type="simple" xlink:href="#__RefHeading__25058_1418797575" text:style-name="Internet_20_link" text:visited-style-name="Visited_20_Internet_20_Link">33</text:a></text:p>
          <text:p text:style-name="P40">Tooltip en<text:tab/><text:a xlink:type="simple" xlink:href="#__RefHeading__44465_325084090" text:style-name="Internet_20_link" text:visited-style-name="Visited_20_Internet_20_Link">33</text:a></text:p>
          <text:p text:style-name="P40">Tooltip fr<text:tab/><text:a xlink:type="simple" xlink:href="#__RefHeading__44467_325084090" text:style-name="Internet_20_link" text:visited-style-name="Visited_20_Internet_20_Link">33</text:a></text:p>
          <text:p text:style-name="P40">Tooltip es<text:tab/><text:a xlink:type="simple" xlink:href="#__RefHeading__44469_325084090" text:style-name="Internet_20_link" text:visited-style-name="Visited_20_Internet_20_Link">33</text:a></text:p>
          <text:p text:style-name="P39">6.2 Localized description text<text:tab/><text:a xlink:type="simple" xlink:href="#__RefHeading__78152_325084090" text:style-name="Internet_20_link" text:visited-style-name="Visited_20_Internet_20_Link">33</text:a></text:p>
          <text:p text:style-name="P40">Description en<text:tab/><text:a xlink:type="simple" xlink:href="#__RefHeading__78154_325084090" text:style-name="Internet_20_link" text:visited-style-name="Visited_20_Internet_20_Link">33</text:a></text:p>
          <text:p text:style-name="P40">Description fr<text:tab/><text:a xlink:type="simple" xlink:href="#__RefHeading__78156_325084090" text:style-name="Internet_20_link" text:visited-style-name="Visited_20_Internet_20_Link">34</text:a></text:p>
          <text:p text:style-name="P40">Description es<text:tab/><text:a xlink:type="simple" xlink:href="#__RefHeading__78158_325084090" text:style-name="Internet_20_link" text:visited-style-name="Visited_20_Internet_20_Link">34</text:a></text:p>
          <text:p text:style-name="P39">6.3 Localized license text<text:tab/><text:a xlink:type="simple" xlink:href="#__RefHeading__78160_325084090" text:style-name="Internet_20_link" text:visited-style-name="Visited_20_Internet_20_Link">34</text:a></text:p>
          <text:p text:style-name="P40">License en<text:tab/><text:a xlink:type="simple" xlink:href="#__RefHeading__78162_325084090" text:style-name="Internet_20_link" text:visited-style-name="Visited_20_Internet_20_Link">35</text:a></text:p>
          <text:p text:style-name="P40">License fr<text:tab/><text:a xlink:type="simple" xlink:href="#__RefHeading__78164_325084090" text:style-name="Internet_20_link" text:visited-style-name="Visited_20_Internet_20_Link">42</text:a></text:p>
          <text:p text:style-name="P40">License it<text:tab/><text:a xlink:type="simple" xlink:href="#__RefHeading__78166_325084090" text:style-name="Internet_20_link" text:visited-style-name="Visited_20_Internet_20_Link">51</text:a></text:p>
          <text:p text:style-name="P40"><text:soft-page-break/>License es<text:tab/><text:a xlink:type="simple" xlink:href="#__RefHeading__78168_325084090" text:style-name="Internet_20_link" text:visited-style-name="Visited_20_Internet_20_Link">59</text:a></text:p>
          <text:p text:style-name="P40">License de<text:tab/><text:a xlink:type="simple" xlink:href="#__RefHeading__78170_325084090" text:style-name="Internet_20_link" text:visited-style-name="Visited_20_Internet_20_Link">66</text:a></text:p>
          <text:p text:style-name="P40">License ru<text:tab/><text:a xlink:type="simple" xlink:href="#__RefHeading__78172_325084090" text:style-name="Internet_20_link" text:visited-style-name="Visited_20_Internet_20_Link">73</text:a></text:p>
          <text:p text:style-name="P39">6.4 Localized help text<text:tab/><text:a xlink:type="simple" xlink:href="#__RefHeading__78174_325084090" text:style-name="Internet_20_link" text:visited-style-name="Visited_20_Internet_20_Link">79</text:a></text:p>
          <text:p text:style-name="P40">6.4.1 How to write help pages<text:tab/><text:a xlink:type="simple" xlink:href="#__RefHeading__78176_325084090" text:style-name="Internet_20_link" text:visited-style-name="Visited_20_Internet_20_Link">79</text:a></text:p>
          <text:p text:style-name="P40">Help zz<text:tab/><text:a xlink:type="simple" xlink:href="#__RefHeading__78178_325084090" text:style-name="Internet_20_link" text:visited-style-name="Visited_20_Internet_20_Link">81</text:a></text:p>
          <text:p text:style-name="P40">6.4.2 Help pages for ExtensionCompiler<text:tab/><text:a xlink:type="simple" xlink:href="#__RefHeading__78180_325084090" text:style-name="Internet_20_link" text:visited-style-name="Visited_20_Internet_20_Link">90</text:a></text:p>
          <text:p text:style-name="P40">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62508444"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2">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04660450" text:style-name="L2">
        <text:list-item>
          <text:p text:style-name="P49">Version 2.1.2 :</text:p>
        </text:list-item>
      </text:list>
      <text:list xml:id="list2200963652" text:style-name="L3">
        <text:list-item>
          <text:list>
            <text:list-item>
              <text:p text:style-name="P50">Localized help : resolved non-functional hyperlink due to API incompatibility introduced by Apache OpenOffice 4.1 (and LibreOffice 4.0).</text:p>
            </text:list-item>
          </text:list>
        </text:list-item>
      </text:list>
      <text:list xml:id="list123425195269971" text:continue-list="list304660450" text:style-name="L2">
        <text:list-item>
          <text:p text:style-name="P49">Version 2.1.1 :</text:p>
        </text:list-item>
      </text:list>
      <text:list xml:id="list3409829749"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23425089096289" text:continue-list="list123425195269971" text:style-name="L2">
        <text:list-item>
          <text:p text:style-name="P49">Version 2.1.0 :</text:p>
        </text:list-item>
      </text:list>
      <text:list xml:id="list374516052"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23425363677908" text:continue-list="list123425089096289" text:style-name="L2">
        <text:list-item>
          <text:p text:style-name="P49">Version 2.0.0 :</text:p>
        </text:list-item>
      </text:list>
      <text:list xml:id="list295616103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23425917404942" text:continue-list="list123425363677908" text:style-name="L2">
        <text:list-item>
          <text:p text:style-name="P49">Version 1.5.3 :</text:p>
        </text:list-item>
      </text:list>
      <text:list xml:id="list50465736"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147173516" text:style-name="L8">
        <text:list-item>
          <text:p text:style-name="P55">Basic library Standard, Module1 : your instruction inside the Sub myExtension</text:p>
        </text:list-item>
        <text:list-item>
          <text:p text:style-name="P55">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text:soft-page-break/>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7"><text:span text:style-name="T2">Mandatory</text:span><text:tab/><text:tab/>Display to user if found incompatible at installation</text:p><text:p text:style-name="Frame_20_contents"><draw:control text:anchor-type="paragraph" draw:z-index="8" draw:style-name="gr1" draw:text-style-name="P88" svg:width="0.3157in" svg:height="0.1776in" svg:x="0.9055in" svg:y="0.0783in" draw:control="control1"/><draw:control text:anchor-type="paragraph" draw:z-index="9" draw:style-name="gr1" draw:text-style-name="P88" svg:width="3.5433in" svg:height="0.1776in" svg:x="1.4173in" svg:y="0.0783in" draw:control="control2"/>From version</text:p><text:p text:style-name="Frame_20_contents"/><text:p text:style-name="P37"><text:span text:style-name="T2">Optional</text:span><text:tab/><text:tab/>Display to user if found incompatible at installation</text:p><text:p text:style-name="Frame_20_contents"><draw:control text:anchor-type="paragraph" draw:z-index="10" draw:style-name="gr1" draw:text-style-name="P88" svg:width="0.3157in" svg:height="0.1776in" svg:x="0.9071in" svg:y="0.0783in" draw:control="control3"/><draw:control text:anchor-type="paragraph" draw:z-index="11" draw:style-name="gr1" draw:text-style-name="P88"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9" svg:width="3.2921in" svg:height="0.2713in" svg:x="1.4256in" svg:y="0.0992in" draw:control="control5"/></text:p><text:p text:style-name="Frame_20_contents"/><text:p text:style-name="P36">Compilation results</text:p><text:p text:style-name="P36"><draw:control text:anchor-type="paragraph" draw:z-index="23" draw:style-name="gr1" draw:text-style-name="P90" svg:width="5.5122in" svg:height="1.5752in" svg:x="0.1575in" svg:y="0.1425in" draw:control="control14"/></text:p><text:p text:style-name="P36"/></draw:text-box></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7"><text:span text:style-name="T2">Mandatory</text:span><text:tab/><text:tab/>Display to user if found incompatible at installation</text:p><text:p text:style-name="Frame_20_contents"><draw:control text:anchor-type="paragraph" draw:z-index="14" draw:style-name="gr1" draw:text-style-name="P88" svg:width="0.3157in" svg:height="0.1776in" svg:x="0.9173in" svg:y="0.0783in" draw:control="control6"/><draw:control text:anchor-type="paragraph" draw:z-index="15" draw:style-name="gr1" draw:text-style-name="P88"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8" svg:width="0.3157in" svg:height="0.1776in" svg:x="0.9173in" svg:y="0.0783in" draw:control="control8"/><draw:control text:anchor-type="paragraph" draw:z-index="17" draw:style-name="gr1" draw:text-style-name="P88"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9" svg:width="3.2921in" svg:height="0.2713in" svg:x="1.4465in" svg:y="0.1445in" draw:control="control10"/></text:p><text:p text:style-name="Frame_20_contents"/><text:p text:style-name="P36">Compilation results</text:p><text:p text:style-name="Frame_20_contents"><draw:control text:anchor-type="paragraph" draw:z-index="24" draw:style-name="gr1" draw:text-style-name="P90"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8" svg:width="0.3157in" svg:height="0.1776in" svg:x="0.9173in" svg:y="0.0783in" draw:control="control11"/><draw:control text:anchor-type="paragraph" draw:z-index="21" draw:style-name="gr1" draw:text-style-name="P88"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9" svg:width="3.2921in" svg:height="0.2713in" svg:x="1.4465in" svg:y="0.1374in" draw:control="control13"/></text:p><text:p text:style-name="Frame_20_contents"/><text:p text:style-name="Frame_20_contents"/><text:p text:style-name="P36">Compilation results</text:p><text:p text:style-name="Frame_20_contents"><draw:control text:anchor-type="paragraph" draw:z-index="25" draw:style-name="gr1" draw:text-style-name="P90" svg:width="5.5122in" svg:height="1.5752in" svg:x="0.1575in" svg:y="0.1807in"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530929875"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502703427"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187719325"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42971113"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544489530"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980947226"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239775237"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812145681"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60928199" text:style-name="L17">
        <text:list-item>
          <text:p text:style-name="P64">Arg1 : <text:span text:style-name="InstructionMacro">String</text:span> : mandatory, type of control used for the button</text:p>
        </text:list-item>
      </text:list>
      <text:list xml:id="list3440799218"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76572989"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882227519"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901462218"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10445098"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809039834"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text:soft-page-break/>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962832208"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650147165"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576105431"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911738431"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171292158"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5">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967949692"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543793027"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836651040"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731987182"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229325731"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32132024"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555837603"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Text_20_body"/>
      <text:p text:style-name="helpLang"><text:bookmark-start text:name="__RefHeading__78178_325084090"/>Help zz<text:bookmark-end text:name="__RefHeading__78178_325084090"/></text:p>
      <text:p text:style-name="hlp_5f_page">Page1 : Introduction</text:p>
      <text:list xml:id="list221120190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52009208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09726100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342509477947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17878473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14192821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23950199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3425943500636" text:continue-list="list221120190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3425071480982" text:continue-list="list12342509477947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7"><text:span text:style-name="T24">image</text:span></text:p><text:p text:style-name="P87"><text:span text:style-name="T24">Images/Help/dontfeedtrolls.gif</text:span></text:p><text:p text:style-name="P87"><text:span text:style-name="T24">icon</text:span></text:p><text:p text:style-name="P87"><text:span text:style-name="T24"/></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7"><text:span text:style-name="T24">image</text:span></text:p><text:p text:style-name="P87"><text:span text:style-name="T24">Images/Help/sailingShip.wmf</text:span></text:p><text:p text:style-name="P87"><text:span text:style-name="T24">Old sailing ship</text:span></text:p><text:p text:style-name="P87"><text:span text:style-name="T24"/></text:p></office:annotation></text:p>
      <text:p text:style-name="hlp_5f_paragraph"/>
      <text:p text:style-name="hlp_5f_paragraph"><text:line-break/><text:line-break/>Finally an image<office:annotation><dc:creator>Bernard Marcelly</dc:creator><dc:date>2009-01-24T20:53:22.940000000</dc:date><text:p text:style-name="P87"><text:span text:style-name="T24">imageOOo</text:span></text:p><text:p text:style-name="P87"><text:span text:style-name="T24">sd/res/get1obj.png</text:span></text:p></office:annotation> from OpenOffice resources</text:p>
      <text:p text:style-name="hlp_5f_page">Page10 : Creating the Help tree</text:p>
      <text:list xml:id="list123424652885769" text:continue-list="list12342594350063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list xml:id="list123426203064247" text:continue-list="list123424652885769" text:style-name="hlp_5f_tag">
        <text:list-item>
          <text:p text:style-name="P86">setURL("Python", "python/main.py", "toogle_autotext_sidebar") <text:span text:style-name="T23">= This is toogling toolbar GSOC</text:span></text:p>
        </text:list-item>
        <text:list-item>
          <text:p text:style-name="P86">index = autotext;starter</text:p>
        </text:list-item>
      </text:list>
      <text:p text:style-name="P31"/>
      <text:p text:style-name="hlp_5f_head1">Write your own help pages from here</text:p>
      <text:p text:style-name="hlp_5f_paragraph">Language en is the default value, you should have an english version of your help if your extension is internationally availabl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2" meta:paragraph-count="2857" meta:word-count="39328" meta:character-count="259690" meta:non-whitespace-character-count="219101"/>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setHelp("e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      setImage("Images/bug")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